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fill="none" draw:fill-color="#00008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25cm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25cm" draw:marker-start-width="0.236cm" draw:marker-end-width="0.236cm" draw:fill="none" draw:textarea-vertical-align="middle" draw:auto-grow-height="false" fo:min-height="0.749cm" fo:min-width="0.499cm" fo:padding-top="0.136cm" fo:padding-bottom="0.136cm" fo:padding-left="0.261cm" fo:padding-right="0.2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0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svg:stroke-width="0.025cm" draw:marker-start-width="0.238cm" draw:marker-end-width="0.238cm" draw:fill="none" draw:textarea-vertical-align="middle" draw:auto-grow-height="false" fo:min-height="0.749cm" fo:min-width="0.499cm" fo:padding-top="0.138cm" fo:padding-bottom="0.138cm" fo:padding-left="0.263cm" fo:padding-right="0.2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.07cm"/>
    </style:style>
    <style:style style:name="gr14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width="0.051cm" svg:stroke-color="#000000" draw:marker-start-width="0.2cm" draw:marker-end-width="0.2cm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width="0.025cm" svg:stroke-color="#000000" draw:marker-start-width="0.161cm" draw:marker-end-width="0.161cm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textarea-horizontal-align="left" draw:auto-grow-height="true" draw:auto-grow-width="true" fo:min-height="0cm" fo:min-width="2.8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5cm"/>
    </style:style>
    <style:style style:name="gr19" style:family="graphic" style:parent-style-name="standard">
      <style:graphic-properties draw:stroke="none" svg:stroke-color="#000000" draw:fill="none" draw:fill-color="#ffffff" fo:min-height="1.27cm"/>
    </style:style>
    <style:style style:name="gr20" style:family="graphic" style:parent-style-name="standard">
      <style:graphic-properties svg:stroke-width="0.025cm" svg:stroke-color="#e6e64c" draw:marker-start-width="0.237cm" draw:marker-end-width="0.237cm" draw:fill="solid" draw:fill-color="#e6e64c" draw:textarea-horizontal-align="justify" draw:textarea-vertical-align="middle" draw:auto-grow-height="false" fo:min-height="0cm" fo:min-width="0cm" fo:padding-top="0.137cm" fo:padding-bottom="0.137cm" fo:padding-left="0.262cm" fo:padding-right="0.262cm" fo:wrap-option="no-wrap"/>
    </style:style>
    <style:style style:name="gr21" style:family="graphic" style:parent-style-name="standard">
      <style:graphic-properties svg:stroke-width="0.025cm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Ultrafine_20_Dashe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urisa" style:font-pitch="variable" fo:font-size="13pt" style:font-size-asian="13pt" style:font-size-complex="13pt"/>
    </style:style>
    <style:style style:name="P3" style:family="paragraph">
      <style:paragraph-properties fo:text-align="center"/>
      <style:text-properties fo:font-family="Purisa" style:font-pitch="variable"/>
    </style:style>
    <style:style style:name="P4" style:family="paragraph">
      <style:text-properties fo:font-family="Purisa" style:font-pitch="variable" fo:font-size="13pt" style:font-size-asian="13pt" style:font-size-complex="13pt"/>
    </style:style>
    <style:style style:name="P5" style:family="paragraph">
      <style:text-properties fo:font-family="Purisa" style:font-pitch="variable"/>
    </style:style>
    <style:style style:name="P6" style:family="paragraph">
      <style:text-properties fo:font-family="Purisa" style:font-pitch="variable" fo:font-size="14pt" style:font-size-asian="14pt" style:font-size-complex="14pt"/>
    </style:style>
    <style:style style:name="P7" style:family="paragraph">
      <style:text-properties fo:font-family="Purisa" style:font-pitch="variable" fo:font-size="15pt" style:font-size-asian="15pt" style:font-size-complex="15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Purisa" style:font-pitch="variable" fo:font-size="16pt" style:font-size-asian="16pt" style:font-size-complex="16pt"/>
    </style:style>
    <style:style style:name="P10" style:family="paragraph"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family="Purisa" style:font-pitch="variable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family="Purisa" style:font-pitch="variable" fo:font-size="13pt" style:font-size-asian="13pt" style:font-size-complex="13pt"/>
    </style:style>
    <style:style style:name="T2" style:family="text">
      <style:text-properties fo:font-family="Purisa" style:font-pitch="variable"/>
    </style:style>
    <style:style style:name="T3" style:family="text">
      <style:text-properties fo:font-family="Purisa" style:font-pitch="variable" fo:font-size="14pt" style:font-size-asian="14pt" style:font-size-complex="14pt"/>
    </style:style>
    <style:style style:name="T4" style:family="text">
      <style:text-properties fo:font-family="Purisa" style:font-pitch="variable" fo:font-size="15pt" style:font-size-asian="15pt" style:font-size-complex="15pt"/>
    </style:style>
    <style:style style:name="T5" style:family="text">
      <style:text-properties fo:font-family="Purisa" style:font-pitch="variable" fo:font-size="12pt" style:font-size-asian="12pt" style:font-size-complex="12pt"/>
    </style:style>
    <style:style style:name="T6" style:family="text">
      <style:text-properties fo:font-family="Purisa" style:font-pitch="variable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family="Purisa" style:font-pitch="variable" fo:font-size="12pt" fo:text-shadow="1pt 1pt" fo:font-weight="bold" style:font-size-asian="12pt" style:font-weight-asian="bold" style:font-size-complex="12pt" style:font-weight-complex="bold"/>
    </style:style>
    <style:style style:name="T8" style:family="text">
      <style:text-properties fo:font-family="Purisa" style:font-pitch="variable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27cm" svg:height="1.27cm" svg:x="5.61cm" svg:y="9.32cm">
          <text:p text:style-name="P1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id="id6" draw:layer="layout" svg:width="4.61cm" svg:height="1.27cm" svg:x="7.015cm" svg:y="9.32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4" draw:layer="layout" svg:width="5.915cm" svg:height="5.08cm" svg:x="5.68cm" svg:y="10.725cm">
          <text:p text:style-name="P1"><text:span text:style-name="T2">No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35cm" svg:height="7.62cm" svg:x="5.44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8" draw:layer="layout" svg:width="6.35cm" svg:height="1.27cm" svg:x="5.445cm" svg:y="7.35cm">
          <text:p text:style-name="P1"><text:span text:style-name="T2">TodoPage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93cm" svg:height="0.865cm" svg:x="1.57cm" svg:y="10.985cm">
          <draw:text-box>
            <text:p><text:span text:style-name="T1">CheckBox</text:span></text:p>
          </draw:text-box>
        </draw:frame>
        <draw:custom-shape draw:style-name="gr5" draw:text-style-name="P1" draw:id="id1" draw:layer="layout" svg:width="2.54cm" svg:height="0.635cm" svg:x="1.635cm" svg:y="11.1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365cm" svg:height="0.865cm" svg:x="1.471cm" svg:y="14.185cm">
          <draw:text-box>
            <text:p><text:span text:style-name="T1">TextArea</text:span></text:p>
          </draw:text-box>
        </draw:frame>
        <draw:custom-shape draw:style-name="gr7" draw:text-style-name="P1" draw:id="id3" draw:layer="layout" svg:width="2.54cm" svg:height="0.635cm" svg:x="1.635cm" svg:y="14.33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.873cm" svg:height="0.865cm" svg:x="13.672cm" svg:y="7.885cm">
          <draw:text-box>
            <text:p><text:span text:style-name="T1">TitleHeader</text:span></text:p>
          </draw:text-box>
        </draw:frame>
        <draw:frame draw:style-name="gr8" draw:text-style-name="P4" draw:layer="layout" svg:width="2.105cm" svg:height="0.865cm" svg:x="13.8cm" svg:y="10.477cm">
          <draw:text-box>
            <text:p><text:span text:style-name="T1">Text</text:span></text:p>
          </draw:text-box>
        </draw:frame>
        <draw:custom-shape draw:style-name="gr5" draw:text-style-name="P1" draw:id="id5" draw:layer="layout" svg:width="1.905cm" svg:height="0.635cm" svg:x="13.7cm" svg:y="10.5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7" draw:layer="layout" svg:width="3.175cm" svg:height="0.635cm" svg:x="13.7cm" svg:y="8.0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4.175cm" svg:y1="11.477cm" svg:x2="5.61cm" svg:y2="9.955cm" draw:start-shape="id1" draw:start-glue-point="7" draw:end-shape="id2" svg:d="m4175 11477c1077 0 360-1522 1435-1522">
          <text:p/>
        </draw:connector>
        <draw:connector draw:style-name="gr9" draw:text-style-name="P1" draw:layer="layout" draw:type="curve" svg:x1="4.175cm" svg:y1="14.652cm" svg:x2="5.68cm" svg:y2="13.265cm" draw:start-shape="id3" draw:start-glue-point="7" draw:end-shape="id4" draw:end-glue-point="5" svg:d="m4175 14652c1129 0 377-1387 1505-1387">
          <text:p/>
        </draw:connector>
        <draw:connector draw:style-name="gr9" draw:text-style-name="P1" draw:layer="layout" draw:type="curve" svg:x1="13.7cm" svg:y1="10.912cm" svg:x2="11.625cm" svg:y2="9.955cm" draw:start-shape="id5" draw:start-glue-point="5" draw:end-shape="id6" svg:d="m13700 10912c-1555 0-518-957-2075-957">
          <text:p/>
        </draw:connector>
        <draw:connector draw:style-name="gr9" draw:text-style-name="P1" draw:layer="layout" draw:type="curve" svg:x1="13.7cm" svg:y1="8.407cm" svg:x2="11.795cm" svg:y2="7.985cm" draw:start-shape="id7" draw:start-glue-point="5" draw:end-shape="id8" draw:end-glue-point="1" svg:d="m13700 8407c-1429 0-477-422-1905-422">
          <text:p/>
        </draw:connector>
        <draw:custom-shape draw:style-name="gr10" draw:text-style-name="P1" draw:id="id10" draw:layer="layout" svg:width="6.35cm" svg:height="1.27cm" svg:x="5.445cm" svg:y="16.2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912cm" svg:height="1.102cm" svg:x="5.48cm" svg:y="16.375cm">
          <draw:text-box>
            <text:p><text:span text:style-name="T2">Back</text:span></text:p>
          </draw:text-box>
        </draw:frame>
        <draw:frame draw:style-name="gr6" draw:text-style-name="P4" draw:layer="layout" svg:width="2.72cm" svg:height="0.865cm" svg:x="1.169cm" svg:y="16.24cm">
          <draw:text-box>
            <text:p><text:span text:style-name="T1">ToolButton</text:span></text:p>
          </draw:text-box>
        </draw:frame>
        <draw:custom-shape draw:style-name="gr5" draw:text-style-name="P1" draw:id="id9" draw:layer="layout" svg:width="3.175cm" svg:height="0.635cm" svg:x="1.235cm" svg:y="16.44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4.41cm" svg:y1="16.757cm" svg:x2="5.445cm" svg:y2="16.875cm" draw:start-shape="id9" draw:start-glue-point="7" draw:end-shape="id10" draw:end-glue-point="3" svg:d="m4410 16757c777 0 260 118 1035 118">
          <text:p/>
        </draw:connector>
      </draw:page>
      <draw:page draw:name="page2" draw:style-name="dp1" draw:master-page-name="Default">
        <draw:custom-shape draw:style-name="gr1" draw:text-style-name="P3" draw:id="id13" draw:layer="layout" svg:width="5.715cm" svg:height="1.205cm" svg:x="6.08cm" svg:y="9.32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15" draw:layer="layout" svg:width="5.715cm" svg:height="1.47cm" svg:x="6.08cm" svg:y="10.76cm">
          <text:p text:style-name="P1"><text:span text:style-name="T2">Edit title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985cm" svg:height="7.62cm" svg:x="5.445cm" svg:y="8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001cm" svg:x="7.985cm" svg:y="13.06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1" draw:text-style-name="P1" draw:layer="layout" svg:width="0.635cm" svg:height="0.001cm" svg:x="7.985cm" svg:y="11.79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" draw:text-style-name="P3" draw:id="id17" draw:layer="layout" svg:width="5.715cm" svg:height="1.205cm" svg:x="6.081cm" svg:y="12.521cm">
          <text:p text:style-name="P1"><text:span text:style-name="T2">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19" draw:layer="layout" svg:width="5.715cm" svg:height="1.47cm" svg:x="6.08cm" svg:y="14.135cm">
          <text:p text:style-name="P1"><text:span text:style-name="T2">&lt;Select Box...&gt;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6.985cm" svg:height="1.27cm" svg:x="5.445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105cm" svg:height="0.635cm" svg:x="5.88cm" svg:y="16.54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3" draw:text-style-name="P6" draw:layer="layout" svg:width="2.205cm" svg:height="0.916cm" svg:x="5.98cm" svg:y="16.375cm">
          <draw:text-box>
            <text:p><text:span text:style-name="T3">Done</text:span></text:p>
          </draw:text-box>
        </draw:frame>
        <draw:custom-shape draw:style-name="gr5" draw:text-style-name="P1" draw:layer="layout" svg:width="2.54cm" svg:height="0.635cm" svg:x="9.255cm" svg:y="16.57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6" draw:text-style-name="P5" draw:id="id21" draw:layer="layout" svg:width="2.479cm" svg:height="1.102cm" svg:x="9.206cm" svg:y="16.275cm">
          <draw:text-box>
            <text:p><text:span text:style-name="T2">Cancel</text:span></text:p>
          </draw:text-box>
        </draw:frame>
        <draw:custom-shape draw:style-name="gr14" draw:text-style-name="P3" draw:layer="layout" svg:width="6.985cm" svg:height="1.27cm" svg:x="5.445cm" svg:y="7.35cm">
          <text:p text:style-name="P1"><text:span text:style-name="T2">createTodoDialo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738cm" svg:height="1.102cm" svg:x="1.905cm" svg:y="9.99cm">
          <draw:text-box>
            <text:p><text:span text:style-name="T2">Text</text:span></text:p>
          </draw:text-box>
        </draw:frame>
        <draw:frame draw:style-name="gr6" draw:text-style-name="P5" draw:layer="layout" svg:width="3.114cm" svg:height="1.102cm" svg:x="1.105cm" svg:y="12.19cm">
          <draw:text-box>
            <text:p><text:span text:style-name="T2">TextField</text:span></text:p>
          </draw:text-box>
        </draw:frame>
        <draw:frame draw:style-name="gr6" draw:text-style-name="P5" draw:layer="layout" svg:width="1.526cm" svg:height="1.102cm" svg:x="15.505cm" svg:y="11.29cm">
          <draw:text-box>
            <text:p><text:span text:style-name="T2">text</text:span></text:p>
          </draw:text-box>
        </draw:frame>
        <draw:frame draw:style-name="gr15" draw:text-style-name="P5" draw:layer="layout" svg:width="5.336cm" svg:height="1.102cm" svg:x="13.306cm" svg:y="13.09cm">
          <draw:text-box>
            <text:p><text:span text:style-name="T2">SelectionListItem</text:span></text:p>
          </draw:text-box>
        </draw:frame>
        <draw:custom-shape draw:style-name="gr5" draw:text-style-name="P1" draw:id="id12" draw:layer="layout" svg:width="1.905cm" svg:height="1.27cm" svg:x="2.005cm" svg:y="9.8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4" draw:layer="layout" svg:width="3.81cm" svg:height="0.635cm" svg:x="1.1cm" svg:y="12.4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6" draw:layer="layout" svg:width="1.905cm" svg:height="1.27cm" svg:x="15.605cm" svg:y="11.2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8" draw:layer="layout" svg:width="6.255cm" svg:height="0.635cm" svg:x="13.435cm" svg:y="13.3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237cm" svg:height="0.962cm" svg:x="1.1cm" svg:y="7.35cm">
          <draw:text-box>
            <text:p><text:span text:style-name="T4">TitleHeader</text:span></text:p>
          </draw:text-box>
        </draw:frame>
        <draw:custom-shape draw:style-name="gr5" draw:text-style-name="P1" draw:id="id11" draw:layer="layout" svg:width="3.71cm" svg:height="1.27cm" svg:x="1.1cm" svg:y="7.3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4.81cm" svg:y1="7.985cm" svg:x2="5.662cm" svg:y2="8.114cm" draw:start-shape="id11" svg:d="m4810 7985c1024 0 599 129 852 129">
          <text:p/>
        </draw:connector>
        <draw:connector draw:style-name="gr9" draw:text-style-name="P1" draw:layer="layout" draw:type="curve" svg:x1="3.91cm" svg:y1="10.525cm" svg:x2="6.08cm" svg:y2="9.922cm" draw:start-shape="id12" draw:start-glue-point="7" draw:end-shape="id13" svg:d="m3910 10525c1627 0 543-603 2170-603">
          <text:p/>
        </draw:connector>
        <draw:connector draw:style-name="gr9" draw:text-style-name="P1" draw:layer="layout" draw:type="curve" svg:x1="4.91cm" svg:y1="12.747cm" svg:x2="6.08cm" svg:y2="11.495cm" draw:start-shape="id14" draw:start-glue-point="7" draw:end-shape="id15" svg:d="m4910 12747c877 0 293-1252 1170-1252">
          <text:p/>
        </draw:connector>
        <draw:connector draw:style-name="gr9" draw:text-style-name="P1" draw:layer="layout" draw:type="curve" svg:x1="15.605cm" svg:y1="11.925cm" svg:x2="11.796cm" svg:y2="13.123cm" draw:start-shape="id16" draw:start-glue-point="5" draw:end-shape="id17" svg:d="m15605 11925c-2857 0-953 1198-3809 1198">
          <text:p/>
        </draw:connector>
        <draw:connector draw:style-name="gr9" draw:text-style-name="P1" draw:layer="layout" draw:type="curve" svg:x1="13.435cm" svg:y1="13.712cm" svg:x2="11.795cm" svg:y2="14.87cm" draw:start-shape="id18" draw:start-glue-point="5" draw:end-shape="id19" draw:end-glue-point="7" svg:d="m13435 13712c-1230 0-410 1158-1640 1158">
          <text:p/>
        </draw:connector>
        <draw:frame draw:style-name="gr16" draw:text-style-name="P5" draw:layer="layout" svg:width="3.571cm" svg:height="1.102cm" svg:x="13.807cm" svg:y="15.89cm">
          <draw:text-box>
            <text:p><text:span text:style-name="T2">ToolButton</text:span></text:p>
          </draw:text-box>
        </draw:frame>
        <draw:custom-shape draw:style-name="gr5" draw:text-style-name="P1" draw:id="id20" draw:layer="layout" svg:width="4.445cm" svg:height="1.27cm" svg:x="13.7cm" svg:y="15.94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3.7cm" svg:y1="16.575cm" svg:x2="11.859cm" svg:y2="16.911cm" draw:start-shape="id20" draw:start-glue-point="5" draw:end-shape="id21" draw:end-glue-point="1" svg:d="m13700 16575c-1390 0-470 336-1841 336">
          <text:p/>
        </draw:connector>
      </draw:page>
      <draw:page draw:name="page3" draw:style-name="dp1" draw:master-page-name="Default">
        <draw:custom-shape draw:style-name="gr1" draw:text-style-name="P3" draw:id="id23" draw:layer="layout" svg:width="6.181cm" svg:height="1.204cm" svg:x="5.545cm" svg:y="9.621cm">
          <text:p text:style-name="P1"><text:span text:style-name="T2">Edit title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22" draw:layer="layout" svg:width="6.151cm" svg:height="4.311cm" svg:x="5.545cm" svg:y="11.795cm">
          <text:p text:style-name="P1"><text:span text:style-name="T2">Edit note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35cm" svg:height="7.62cm" svg:x="5.44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24" draw:layer="layout" svg:width="6.35cm" svg:height="1.27cm" svg:x="5.446cm" svg:y="7.351cm">
          <text:p text:style-name="P1"><text:span text:style-name="T2">TodoPag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4.176cm" svg:y1="14.653cm" svg:x2="5.545cm" svg:y2="13.95cm" draw:end-shape="id22" draw:end-glue-point="5" svg:d="m4176 14653c642 0-42-703 1369-703">
          <text:p/>
        </draw:connector>
        <draw:connector draw:style-name="gr9" draw:text-style-name="P1" draw:layer="layout" draw:type="curve" svg:x1="13.701cm" svg:y1="10.913cm" svg:x2="11.726cm" svg:y2="10.223cm" draw:end-shape="id23" svg:d="m13701 10913c-1096 0-109-690-1975-690">
          <text:p/>
        </draw:connector>
        <draw:connector draw:style-name="gr9" draw:text-style-name="P1" draw:layer="layout" draw:type="curve" svg:x1="13.701cm" svg:y1="8.408cm" svg:x2="11.796cm" svg:y2="7.986cm" draw:end-shape="id24" draw:end-glue-point="1" svg:d="m13701 8408c-1044 0-92-422-1905-422">
          <text:p/>
        </draw:connector>
        <draw:custom-shape draw:style-name="gr10" draw:text-style-name="P1" draw:id="id25" draw:layer="layout" svg:width="6.35cm" svg:height="1.27cm" svg:x="5.446cm" svg:y="16.24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022cm" svg:height="1.102cm" svg:x="7.281cm" svg:y="16.376cm">
          <draw:text-box>
            <text:p><text:span text:style-name="T2">Done</text:span></text:p>
          </draw:text-box>
        </draw:frame>
        <draw:connector draw:style-name="gr9" draw:text-style-name="P1" draw:layer="layout" draw:type="curve" svg:x1="4.411cm" svg:y1="16.758cm" svg:x2="5.446cm" svg:y2="16.876cm" draw:end-shape="id25" draw:end-glue-point="3" svg:d="m4411 16758c391 0-126 118 1035 118">
          <text:p/>
        </draw:connector>
        <draw:custom-shape draw:style-name="gr1" draw:text-style-name="P3" draw:id="id27" draw:layer="layout" svg:width="6.181cm" svg:height="0.735cm" svg:x="5.547cm" svg:y="10.96cm">
          <text:p text:style-name="P1"><text:span text:style-name="T2">No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30" draw:layer="layout" svg:width="6.181cm" svg:height="0.735cm" svg:x="5.548cm" svg:y="8.761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.873cm" svg:height="0.865cm" svg:x="13.7cm" svg:y="7.985cm">
          <draw:text-box>
            <text:p><text:span text:style-name="T1">TitleHeader</text:span></text:p>
          </draw:text-box>
        </draw:frame>
        <draw:custom-shape draw:style-name="gr5" draw:text-style-name="P1" draw:layer="layout" svg:width="3.175cm" svg:height="0.635cm" svg:x="13.7cm" svg:y="8.0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4" draw:layer="layout" svg:width="3.338cm" svg:height="0.865cm" svg:x="13.872cm" svg:y="10.525cm">
          <draw:text-box>
            <text:p><text:span text:style-name="T1">TextField</text:span></text:p>
          </draw:text-box>
        </draw:frame>
        <draw:custom-shape draw:style-name="gr5" draw:text-style-name="P1" draw:layer="layout" svg:width="3.175cm" svg:height="0.635cm" svg:x="13.7cm" svg:y="10.6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395cm" svg:height="0.865cm" svg:x="14.472cm" svg:y="9.185cm">
          <draw:text-box>
            <text:p><text:span text:style-name="T1">Text</text:span></text:p>
          </draw:text-box>
        </draw:frame>
        <draw:frame draw:style-name="gr4" draw:text-style-name="P4" draw:layer="layout" svg:width="1.522cm" svg:height="0.865cm" svg:x="1.472cm" svg:y="11.485cm">
          <draw:text-box>
            <text:p><text:span text:style-name="T1"><text:s/></text:span><text:span text:style-name="T1">Text</text:span></text:p>
          </draw:text-box>
        </draw:frame>
        <draw:custom-shape draw:style-name="gr5" draw:text-style-name="P1" draw:id="id26" draw:layer="layout" svg:width="1.905cm" svg:height="0.635cm" svg:x="1.635cm" svg:y="11.6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.39cm" svg:height="0.865cm" svg:x="1.072cm" svg:y="14.085cm">
          <draw:text-box>
            <text:p><text:span text:style-name="T1">TextField</text:span></text:p>
          </draw:text-box>
        </draw:frame>
        <draw:custom-shape draw:style-name="gr5" draw:text-style-name="P1" draw:layer="layout" svg:width="3.075cm" svg:height="0.635cm" svg:x="1.1cm" svg:y="14.2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.72cm" svg:height="0.865cm" svg:x="1.2cm" svg:y="16.24cm">
          <draw:text-box>
            <text:p><text:span text:style-name="T1">ToolButton</text:span></text:p>
          </draw:text-box>
        </draw:frame>
        <draw:custom-shape draw:style-name="gr5" draw:text-style-name="P1" draw:layer="layout" svg:width="3.175cm" svg:height="0.635cm" svg:x="1.2cm" svg:y="16.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3.54cm" svg:y1="12.007cm" svg:x2="5.547cm" svg:y2="11.327cm" draw:start-shape="id26" draw:start-glue-point="7" draw:end-shape="id27" svg:d="m3540 12007c1504 0 501-680 2007-680">
          <text:p/>
        </draw:connector>
        <draw:custom-shape draw:style-name="gr5" draw:text-style-name="P1" draw:id="id28" draw:layer="layout" svg:width="1.905cm" svg:height="0.635cm" svg:x="14.4cm" svg:y="9.2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id="id29" draw:layer="layout" draw:type="curve" svg:x1="14.4cm" svg:y1="9.578cm" svg:x2="14.4cm" svg:y2="9.578cm" draw:start-shape="id28" draw:start-glue-point="5" draw:end-shape="id28" draw:end-glue-point="5" svg:d="m14400 9578">
          <text:p/>
        </draw:connector>
        <draw:connector draw:style-name="gr9" draw:text-style-name="P1" draw:layer="layout" draw:type="curve" svg:x1="14.4cm" svg:y1="9.577cm" svg:x2="11.729cm" svg:y2="9.128cm" draw:start-shape="id29" draw:start-glue-point="0" draw:end-shape="id30" draw:end-glue-point="1" svg:d="m14400 9577c-1993 0-658-449-2671-449">
          <text:p/>
        </draw:connector>
      </draw:page>
      <draw:page draw:name="page4" draw:style-name="dp1" draw:master-page-name="Default">
        <draw:custom-shape draw:style-name="gr1" draw:text-style-name="P3" draw:layer="layout" svg:width="6.181cm" svg:height="1.204cm" svg:x="13.345cm" svg:y="9.622cm">
          <text:p text:style-name="P1"><text:span text:style-name="T2">Edit title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151cm" svg:height="4.311cm" svg:x="13.345cm" svg:y="11.796cm">
          <text:p text:style-name="P1"><text:span text:style-name="T2">Edit note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35cm" svg:height="7.62cm" svg:x="13.245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1.27cm" svg:x="13.246cm" svg:y="7.352cm">
          <text:p text:style-name="P1"><text:span text:style-name="T2">TodoP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13.246cm" svg:y="16.24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022cm" svg:height="1.102cm" svg:x="13.881cm" svg:y="16.377cm">
          <draw:text-box>
            <text:p><text:span text:style-name="T2">Done</text:span></text:p>
          </draw:text-box>
        </draw:frame>
        <draw:custom-shape draw:style-name="gr1" draw:text-style-name="P3" draw:layer="layout" svg:width="6.181cm" svg:height="0.735cm" svg:x="13.347cm" svg:y="10.961cm">
          <text:p text:style-name="P1"><text:span text:style-name="T2">No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6.181cm" svg:height="0.735cm" svg:x="13.348cm" svg:y="8.762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27cm" svg:height="1.27cm" svg:x="1.535cm" svg:y="9.32cm">
          <text:p text:style-name="P1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4.61cm" svg:height="1.27cm" svg:x="2.94cm" svg:y="9.32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5.915cm" svg:height="5.08cm" svg:x="1.605cm" svg:y="10.725cm">
          <text:p text:style-name="P1"><text:span text:style-name="T2">No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35cm" svg:height="7.62cm" svg:x="1.37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1.27cm" svg:x="1.37cm" svg:y="7.35cm">
          <text:p text:style-name="P1"><text:span text:style-name="T2">TodoP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1.37cm" svg:y="16.24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6.55cm" svg:height="1.102cm" svg:x="1.172cm" svg:y="16.375cm">
          <draw:text-box>
            <text:p><text:span text:style-name="T2">Back| Edit| Delete <text:s/></text:span></text:p>
          </draw:text-box>
        </draw:frame>
        <draw:custom-shape draw:style-name="gr5" draw:text-style-name="P1" draw:layer="layout" svg:width="2.54cm" svg:height="1.905cm" svg:x="9.255cm" svg:y="9.9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54cm" svg:height="1.905cm" draw:transform="rotate (3.1415926535892) translate (11.795cm 15.18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9" draw:text-style-name="P5" draw:layer="layout" svg:width="1.905cm" svg:height="1.52cm" svg:x="9.89cm" svg:y="10.325cm">
          <draw:text-box>
            <text:p><text:span text:style-name="T2">Edit</text:span></text:p>
          </draw:text-box>
        </draw:frame>
        <draw:frame draw:style-name="gr19" draw:text-style-name="P5" draw:layer="layout" svg:width="2.541cm" svg:height="1.52cm" svg:x="9.355cm" svg:y="13.625cm">
          <draw:text-box>
            <text:p><text:span text:style-name="T2">Done</text:span></text:p>
          </draw:text-box>
        </draw:frame>
      </draw:page>
      <draw:page draw:name="page5" draw:style-name="dp1" draw:master-page-name="Default">
        <draw:custom-shape draw:style-name="gr2" draw:text-style-name="P1" draw:layer="layout" svg:width="6.35cm" svg:height="7.62cm" svg:x="5.446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1.27cm" svg:x="5.445cm" svg:y="7.35cm">
          <text:p text:style-name="P1"><text:span text:style-name="T2">ToolP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5.447cm" svg:y="16.24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912cm" svg:height="1.102cm" svg:x="5.445cm" svg:y="16.24cm">
          <draw:text-box>
            <text:p><text:span text:style-name="T2">Back</text:span></text:p>
          </draw:text-box>
        </draw:frame>
        <draw:frame draw:style-name="gr6" draw:text-style-name="P6" draw:layer="layout" svg:width="5.502cm" svg:height="4.906cm" svg:x="5.445cm" svg:y="8.62cm">
          <draw:text-box>
            <text:p><text:span text:style-name="T3">&gt;&gt;Reset Table </text:span></text:p>
            <text:p><text:span text:style-name="T3">----------</text:span></text:p>
            <text:p><text:span text:style-name="T3">&gt;&gt;10 Todo items </text:span></text:p>
            <text:p><text:span text:style-name="T3">----------</text:span></text:p>
            <text:p><text:span text:style-name="T3">&gt;&gt;100 Random items </text:span></text:p>
            <text:p><text:span text:style-name="T3">----------</text:span></text:p>
            <text:p><text:span text:style-name="T3">&gt;&gt;1000 Random items</text:span></text:p>
          </draw:text-box>
        </draw:frame>
      </draw:page>
      <draw:page draw:name="page6" draw:style-name="dp1" draw:master-page-name="Default">
        <draw:custom-shape draw:style-name="gr2" draw:text-style-name="P1" draw:layer="layout" svg:width="6.35cm" svg:height="7.62cm" svg:x="5.446cm" svg:y="8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1.27cm" svg:x="5.445cm" svg:y="7.35cm">
          <text:p text:style-name="P1"><text:span text:style-name="T2">Archiv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5.447cm" svg:y="16.24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912cm" svg:height="1.102cm" svg:x="5.445cm" svg:y="16.24cm">
          <draw:text-box>
            <text:p><text:span text:style-name="T2">Back</text:span></text:p>
          </draw:text-box>
        </draw:frame>
        <draw:frame draw:style-name="gr6" draw:text-style-name="P6" draw:layer="layout" svg:width="2.564cm" svg:height="6.236cm" svg:x="5.445cm" svg:y="8.62cm">
          <draw:text-box>
            <text:p><text:span text:style-name="T3">Todo_02 </text:span></text:p>
            <text:p><text:span text:style-name="T3">----------</text:span></text:p>
            <text:p><text:span text:style-name="T3">Todo_19</text:span></text:p>
            <text:p><text:span text:style-name="T3">----------</text:span></text:p>
            <text:p><text:span text:style-name="T3">Todo_23 </text:span></text:p>
            <text:p><text:span text:style-name="T3">----------</text:span></text:p>
            <text:p><text:span text:style-name="T3">Todo_41</text:span></text:p>
            <text:p><text:span text:style-name="T3">----------</text:span></text:p>
            <text:p><text:span text:style-name="T3">...</text:span></text:p>
          </draw:text-box>
        </draw:frame>
        <draw:frame draw:style-name="gr6" draw:text-style-name="P5" draw:layer="layout" svg:width="2.018cm" svg:height="1.102cm" svg:x="9.745cm" svg:y="16.24cm">
          <draw:text-box>
            <text:p><text:span text:style-name="T2">Clear</text:span></text:p>
          </draw:text-box>
        </draw:frame>
      </draw:page>
      <draw:page draw:name="page7" draw:style-name="dp1" draw:master-page-name="Default">
        <draw:custom-shape draw:style-name="gr2" draw:text-style-name="P1" draw:layer="layout" svg:width="6.35cm" svg:height="7.62cm" svg:x="5.446cm" svg:y="6.7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1.27cm" svg:x="5.445cm" svg:y="5.445cm">
          <text:p text:style-name="P1"><text:span text:style-name="T2">HomeP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5.447cm" svg:y="14.33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74cm" svg:height="0.916cm" svg:x="5.545cm" svg:y="14.433cm">
          <draw:text-box>
            <text:p><text:span text:style-name="T3">Quit | Add | Archive</text:span></text:p>
          </draw:text-box>
        </draw:frame>
        <draw:frame draw:style-name="gr6" draw:text-style-name="P6" draw:layer="layout" svg:width="2.614cm" svg:height="6.236cm" svg:x="5.509cm" svg:y="6.715cm">
          <draw:text-box>
            <text:p><text:span text:style-name="T3">Inbox (8)</text:span></text:p>
            <text:p><text:span text:style-name="T3">----------</text:span></text:p>
            <text:p><text:span text:style-name="T3">Today (5)</text:span></text:p>
            <text:p><text:span text:style-name="T3">----------</text:span></text:p>
            <text:p><text:span text:style-name="T3">Later (2)</text:span></text:p>
            <text:p><text:span text:style-name="T3">----------</text:span></text:p>
            <text:p><text:span text:style-name="T3">Next (6)</text:span></text:p>
            <text:p><text:span text:style-name="T3">----------</text:span></text:p>
            <text:p><text:span text:style-name="T3"/></text:p>
          </draw:text-box>
        </draw:frame>
        <draw:custom-shape draw:style-name="gr20" draw:text-style-name="P9" draw:layer="layout" svg:width="5.08cm" svg:height="3.175cm" svg:x="12.43cm" svg:y="4.175cm">
          <text:p text:style-name="P8"><text:span text:style-name="T5">SELECT count(*) </text:span></text:p>
          <text:p text:style-name="P8"><text:span text:style-name="T5">FROM todo </text:span></text:p>
          <text:p text:style-name="P8"><text:span text:style-name="T5">WHERE box = 1;</text:span></text:p>
          <draw:enhanced-geometry svg:viewBox="0 0 21600 21600" draw:glue-points="10800 0 0 10800 10800 21600 21600 10800 ?f40 ?f41" draw:text-areas="0 0 21600 21600" draw:type="rectangular-callout" draw:modifiers="-17625.19189136 20559.44584382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custom-shape draw:style-name="gr1" draw:text-style-name="P2" draw:layer="layout" svg:width="1.27cm" svg:height="1.27cm" svg:x="2.345cm" svg:y="8.685cm">
          <text:p text:style-name="P1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585cm" svg:height="1.27cm" svg:x="3.65cm" svg:y="8.685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7.82cm" svg:height="5.08cm" svg:x="2.38cm" svg:y="10.19cm">
          <text:p text:style-name="P1"><text:span text:style-name="T2">No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8.255cm" svg:height="7.62cm" svg:x="2.18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255cm" svg:height="1.27cm" svg:x="2.18cm" svg:y="6.715cm">
          <text:p text:style-name="P1"><text:span text:style-name="T2">TodoP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255cm" svg:height="1.27cm" svg:x="2.18cm" svg:y="15.60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7.098cm" svg:height="0.848cm" svg:x="2.18cm" svg:y="15.93cm">
          <draw:text-box>
            <text:p><text:span text:style-name="T6">Back | Edit | </text:span><text:span text:style-name="T7">Move to</text:span><text:span text:style-name="T6"> | Delete</text:span></text:p>
          </draw:text-box>
        </draw:frame>
        <draw:custom-shape draw:style-name="gr21" draw:text-style-name="P1" draw:layer="layout" svg:width="6.35cm" svg:height="0.001cm" svg:x="12.43cm" svg:y="8.6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735cm" svg:height="1.102cm" svg:x="12.7cm" svg:y="7.485cm">
          <draw:text-box>
            <text:p><text:span text:style-name="T2">Move to Dialog</text:span></text:p>
          </draw:text-box>
        </draw:frame>
        <draw:custom-shape draw:style-name="gr10" draw:text-style-name="P1" draw:id="id31" draw:layer="layout" svg:width="2.54cm" svg:height="1.27cm" svg:x="5.58cm" svg:y="15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id="id32" draw:layer="layout" svg:width="6.35cm" svg:height="7.62cm" svg:x="12.43cm" svg:y="7.3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335cm" svg:height="5.435cm" svg:x="12.553cm" svg:y="8.702cm">
          <draw:text-box>
            <text:p><text:span text:style-name="T8">Inbox</text:span></text:p>
            <text:p><text:span text:style-name="T8">------------</text:span></text:p>
            <text:p><text:span text:style-name="T8">Today</text:span></text:p>
            <text:p><text:span text:style-name="T8">------------</text:span></text:p>
            <text:p><text:span text:style-name="T8">Next</text:span></text:p>
            <text:p><text:span text:style-name="T8">------------</text:span></text:p>
            <text:p><text:span text:style-name="T8">Later</text:span></text:p>
            <text:p><text:span text:style-name="T8">------------</text:span></text:p>
          </draw:text-box>
        </draw:frame>
        <draw:connector draw:style-name="gr22" draw:text-style-name="P1" draw:layer="layout" draw:type="curve" svg:x1="6.85cm" svg:y1="15.705cm" svg:x2="12.43cm" svg:y2="11.16cm" draw:start-shape="id31" draw:start-glue-point="4" draw:end-shape="id32" svg:d="m6850 15705c0-3030 1860-4545 5580-4545">
          <text:p/>
        </draw:connector>
      </draw:page>
      <draw:page draw:name="page9" draw:style-name="dp1" draw:master-page-name="Default">
        <draw:custom-shape draw:style-name="gr1" draw:text-style-name="P2" draw:id="id34" draw:layer="layout" svg:width="1.27cm" svg:height="1.27cm" svg:x="5.345cm" svg:y="13.365cm">
          <text:p text:style-name="P1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id="id36" draw:layer="layout" svg:width="6.08cm" svg:height="1.27cm" svg:x="6.985cm" svg:y="13.365cm">
          <text:p text:style-name="P1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2.593cm" svg:height="0.865cm" svg:x="1.571cm" svg:y="12.586cm">
          <draw:text-box>
            <text:p><text:span text:style-name="T1">CheckBox</text:span></text:p>
          </draw:text-box>
        </draw:frame>
        <draw:custom-shape draw:style-name="gr5" draw:text-style-name="P1" draw:id="id33" draw:layer="layout" svg:width="2.54cm" svg:height="0.635cm" svg:x="1.636cm" svg:y="12.76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48cm" svg:height="0.865cm" svg:x="2.871cm" svg:y="10.625cm">
          <draw:text-box>
            <text:p><text:span text:style-name="T1"><text:s/></text:span><text:span text:style-name="T1">Row</text:span></text:p>
          </draw:text-box>
        </draw:frame>
        <draw:frame draw:style-name="gr8" draw:text-style-name="P4" draw:layer="layout" svg:width="4.445cm" svg:height="0.865cm" svg:x="14.665cm" svg:y="12.278cm">
          <draw:text-box>
            <text:p><text:span text:style-name="T1"><text:s/></text:span><text:span text:style-name="T1">ListItemText</text:span></text:p>
          </draw:text-box>
        </draw:frame>
        <draw:custom-shape draw:style-name="gr5" draw:text-style-name="P1" draw:id="id35" draw:layer="layout" svg:width="3.91cm" svg:height="0.635cm" svg:x="14.87cm" svg:y="12.4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37" draw:layer="layout" svg:width="1.905cm" svg:height="1.164cm" svg:x="2.905cm" svg:y="10.5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4.176cm" svg:y1="13.078cm" svg:x2="5.345cm" svg:y2="14cm" draw:start-shape="id33" draw:start-glue-point="7" draw:end-shape="id34" svg:d="m4176 13078c877 0 293 922 1169 922">
          <text:p/>
        </draw:connector>
        <draw:connector draw:style-name="gr9" draw:text-style-name="P1" draw:layer="layout" draw:type="curve" svg:x1="14.87cm" svg:y1="12.747cm" svg:x2="13.065cm" svg:y2="14cm" draw:start-shape="id35" draw:start-glue-point="5" draw:end-shape="id36" svg:d="m14870 12747c-1353 0-451 1253-1805 1253">
          <text:p/>
        </draw:connector>
        <draw:connector draw:style-name="gr9" draw:text-style-name="P1" draw:layer="layout" draw:type="curve" svg:x1="4.81cm" svg:y1="11.107cm" svg:x2="9.255cm" svg:y2="13.065cm" draw:start-shape="id37" draw:start-glue-point="7" draw:end-shape="id38" svg:d="m4810 11107c2964 0 4445 652 4445 1958">
          <text:p/>
        </draw:connector>
        <draw:custom-shape draw:style-name="gr23" draw:text-style-name="P1" draw:id="id38" draw:layer="layout" svg:width="8.89cm" svg:height="1.905cm" svg:x="4.81cm" svg:y="13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hdi </meta:initial-creator>
    <meta:creation-date>2011-08-29T14:47:44</meta:creation-date>
    <dc:date>2011-10-10T16:56:21</dc:date>
    <dc:creator>Michael D Scull</dc:creator>
    <meta:editing-duration>PT05H03M10S</meta:editing-duration>
    <meta:editing-cycles>31</meta:editing-cycles>
    <meta:generator>OpenOffice.org/3.2$Unix OpenOffice.org_project/320m12$Build-9483</meta:generator>
    <meta:document-statistic meta:object-count="141"/>
  </office:meta>
</office:document-meta>
</file>